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Logo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Australie</text:p>
          </table:table-cell>
          <table:table-cell office:value-type="string">
            <text:p>http://upload.wikimedia.org/wikipedia/fr/thumb/1/1f/Football_Australie_federation.svg/100px-Football_Australie_federation.svg.png</text:p>
          </table:table-cell>
          <table:table-cell office:value-type="string">
            <text:p>Australie</text:p>
          </table:table-cell>
        </table:table-row>
        <table:table-row table:style-name="ro2">
          <table:table-cell office:value-type="string">
            <text:p>Coree du Sud</text:p>
          </table:table-cell>
          <table:table-cell office:value-type="string">
            <text:p>http://upload.wikimedia.org/wikipedia/fr/thumb/9/93/Football_Cor%C3%A9e_du_Sud_federation.svg/100px-Football_Cor%C3%A9e_du_Sud_federation.svg.png</text:p>
          </table:table-cell>
          <table:table-cell office:value-type="string">
            <text:p>Coree du Sud</text:p>
          </table:table-cell>
        </table:table-row>
        <table:table-row table:style-name="ro1">
          <table:table-cell office:value-type="string">
            <text:p>Inde</text:p>
          </table:table-cell>
          <table:table-cell office:value-type="string">
            <text:p>http://upload.wikimedia.org/wikipedia/fr/thumb/6/64/Football_Inde_federation.svg/100px-Football_Inde_federation.svg.png</text:p>
          </table:table-cell>
          <table:table-cell office:value-type="string">
            <text:p>Inde</text:p>
          </table:table-cell>
        </table:table-row>
        <table:table-row table:style-name="ro1">
          <table:table-cell office:value-type="string">
            <text:p>Afrique du Sud</text:p>
          </table:table-cell>
          <table:table-cell office:value-type="string">
            <text:p>http://upload.wikimedia.org/wikipedia/fr/thumb/d/d7/Football_Afrique_du_Sud_federation.svg/100px-Football_Afrique_du_Sud_federation.svg.png</text:p>
          </table:table-cell>
          <table:table-cell office:value-type="string">
            <text:p>Afrique du Sud</text:p>
          </table:table-cell>
        </table:table-row>
        <table:table-row table:style-name="ro1">
          <table:table-cell office:value-type="string">
            <text:p>Cameroun</text:p>
          </table:table-cell>
          <table:table-cell office:value-type="string">
            <text:p>http://upload.wikimedia.org/wikipedia/fr/thumb/e/e8/Cameroon_2010crest.png/150px-Cameroon_2010crest.png</text:p>
          </table:table-cell>
          <table:table-cell office:value-type="string">
            <text:p>Cameroun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http://upload.wikimedia.org/wikipedia/fr/c/c2/Football_C%C3%B4te_d%27Ivoire_federation.png</text:p>
          </table:table-cell>
          <table:table-cell office:value-type="string">
            <text:p>Cote d'Ivoire</text:p>
          </table:table-cell>
        </table:table-row>
        <table:table-row table:style-name="ro2">
          <table:table-cell office:value-type="string">
            <text:p>Egypte</text:p>
          </table:table-cell>
          <table:table-cell office:value-type="string">
            <text:p>http://upload.wikimedia.org/wikipedia/fr/thumb/e/e9/Football_%C3%89gypte_federation.svg/langfr-200px-Football_%C3%89gypte_federation.svg.png</text:p>
          </table:table-cell>
          <table:table-cell office:value-type="string">
            <text:p>Egypte</text:p>
          </table:table-cell>
        </table:table-row>
        <table:table-row table:style-name="ro2">
          <table:table-cell office:value-type="string">
            <text:p>Etats-Unis</text:p>
          </table:table-cell>
          <table:table-cell office:value-type="string">
            <text:p>http://upload.wikimedia.org/wikipedia/fr/thumb/1/14/US_Soccer_Logo.png/130px-US_Soccer_Logo.png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Mexique</text:p>
          </table:table-cell>
          <table:table-cell office:value-type="string">
            <text:p>http://upload.wikimedia.org/wikipedia/fr/thumb/f/f2/Embl%C3%A8me_de_l%27%C3%A9quipe_du_Mexique_de_football.png/130px-Embl%C3%A8me_de_l%27%C3%A9quipe_du_Mexique_de_football.png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Argentine</text:p>
          </table:table-cell>
          <table:table-cell office:value-type="string">
            <text:p>http://upload.wikimedia.org/wikipedia/fr/thumb/b/b8/Football_Argentine_federation.svg/langfr-130px-Football_Argentine_federation.svg.png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Bolivie</text:p>
          </table:table-cell>
          <table:table-cell office:value-type="string">
            <text:p>http://upload.wikimedia.org/wikipedia/fr/thumb/a/a6/Football_Bolivie_federation.svg/langfr-130px-Football_Bolivie_federation.svg.png</text:p>
          </table:table-cell>
          <table:table-cell office:value-type="string">
            <text:p>Bolivie</text:p>
          </table:table-cell>
        </table:table-row>
        <table:table-row table:style-name="ro2">
          <table:table-cell office:value-type="string">
            <text:p>Bresil</text:p>
          </table:table-cell>
          <table:table-cell office:value-type="string">
            <text:p>http://upload.wikimedia.org/wikipedia/fr/thumb/e/ea/Football_Br%C3%A9sil_federation.svg/langfr-130px-Football_Br%C3%A9sil_federation.svg.png</text:p>
          </table:table-cell>
          <table:table-cell office:value-type="string">
            <text:p>Bresil</text:p>
          </table:table-cell>
        </table:table-row>
        <table:table-row table:style-name="ro1">
          <table:table-cell office:value-type="string">
            <text:p>Chili</text:p>
          </table:table-cell>
          <table:table-cell office:value-type="string">
            <text:p>http://upload.wikimedia.org/wikipedia/fr/thumb/3/36/Football_Chili_federation.svg/langfr-130px-Football_Chili_federation.svg.png</text:p>
          </table:table-cell>
          <table:table-cell office:value-type="string">
            <text:p>Chili</text:p>
          </table:table-cell>
        </table:table-row>
        <table:table-row table:style-name="ro1">
          <table:table-cell office:value-type="string">
            <text:p>Colombie</text:p>
          </table:table-cell>
          <table:table-cell office:value-type="string">
            <text:p>http://upload.wikimedia.org/wikipedia/fr/thumb/a/ad/Football_Colombie_federation.svg/langfr-130px-Football_Colombie_federation.svg.png</text:p>
          </table:table-cell>
          <table:table-cell office:value-type="string">
            <text:p>Colombie</text:p>
          </table:table-cell>
        </table:table-row>
        <table:table-row table:style-name="ro2">
          <table:table-cell office:value-type="string">
            <text:p>Equateur</text:p>
          </table:table-cell>
          <table:table-cell office:value-type="string">
            <text:p>http://upload.wikimedia.org/wikipedia/fr/thumb/f/f2/Football_%C3%89quateur_federation.svg/langfr-130px-Football_%C3%89quateur_federation.svg.png</text:p>
          </table:table-cell>
          <table:table-cell office:value-type="string">
            <text:p>Equateur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http://upload.wikimedia.org/wikipedia/fr/thumb/e/e7/Football_Paraguay_federation.svg/langfr-130px-Football_Paraguay_federation.svg.png</text:p>
          </table:table-cell>
          <table:table-cell office:value-type="string">
            <text:p>Paraguay</text:p>
          </table:table-cell>
        </table:table-row>
        <table:table-row table:style-name="ro2">
          <table:table-cell office:value-type="string">
            <text:p>Perou</text:p>
          </table:table-cell>
          <table:table-cell office:value-type="string">
            <text:p>http://upload.wikimedia.org/wikipedia/fr/thumb/9/90/Football_P%C3%A9rou_federation.svg/langfr-130px-Football_P%C3%A9rou_federation.svg.png</text:p>
          </table:table-cell>
          <table:table-cell office:value-type="string">
            <text:p>Perou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http://upload.wikimedia.org/wikipedia/fr/thumb/b/b8/Football_Uruguay_federation.svg/langfr-130px-Football_Uruguay_federation.svg.png</text:p>
          </table:table-cell>
          <table:table-cell office:value-type="string">
            <text:p>Uruguay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http://upload.wikimedia.org/wikipedia/fr/thumb/5/51/Football_Venezuela_federation.svg/langfr-130px-Football_Venezuela_federation.svg.png</text:p>
          </table:table-cell>
          <table:table-cell office:value-type="string">
            <text:p>Venezuela</text:p>
          </table:table-cell>
        </table:table-row>
        <table:table-row table:style-name="ro2">
          <table:table-cell office:value-type="string">
            <text:p>Nouvelle-Zelande</text:p>
          </table:table-cell>
          <table:table-cell office:value-type="string">
            <text:p>http://upload.wikimedia.org/wikipedia/fr/thumb/6/6d/Nouvelle_Z%C3%A9lande_football_logo.png/130px-Nouvelle_Z%C3%A9lande_football_logo.png</text:p>
          </table:table-cell>
          <table:table-cell office:value-type="string">
            <text:p>Nouvelle-Zelande</text:p>
          </table:table-cell>
        </table:table-row>
        <table:table-row table:style-name="ro1">
          <table:table-cell office:value-type="string">
            <text:p>Allemagne</text:p>
          </table:table-cell>
          <table:table-cell office:value-type="string">
            <text:p>http://upload.wikimedia.org/wikipedia/fr/e/e3/Logo_mannschaft_2014.jpg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Angleterre</text:p>
          </table:table-cell>
          <table:table-cell office:value-type="string">
            <text:p>http://upload.wikimedia.org/wikipedia/fr/thumb/7/79/Football_Angleterre_maillot.png/130px-Football_Angleterre_maillot.png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Autriche</text:p>
          </table:table-cell>
          <table:table-cell office:value-type="string">
            <text:p>http://upload.wikimedia.org/wikipedia/fr/thumb/c/ca/Football_Autriche_maillot.svg/langfr-130px-Football_Autriche_maillot.svg.png</text:p>
          </table:table-cell>
          <table:table-cell office:value-type="string">
            <text:p>Autriche</text:p>
          </table:table-cell>
        </table:table-row>
        <table:table-row table:style-name="ro1">
          <table:table-cell office:value-type="string">
            <text:p>Belgique</text:p>
          </table:table-cell>
          <table:table-cell office:value-type="string">
            <text:p>http://upload.wikimedia.org/wikipedia/fr/thumb/0/03/URBSFA.jpg/130px-URBSFA.jpg</text:p>
          </table:table-cell>
          <table:table-cell office:value-type="string">
            <text:p>Belgique</text:p>
          </table:table-cell>
        </table:table-row>
        <table:table-row table:style-name="ro1">
          <table:table-cell office:value-type="string">
            <text:p>Bulgarie</text:p>
          </table:table-cell>
          <table:table-cell office:value-type="string">
            <text:p>http://upload.wikimedia.org/wikipedia/fr/thumb/0/01/Bulgaria_football_union.png/130px-Bulgaria_football_union.png</text:p>
          </table:table-cell>
          <table:table-cell office:value-type="string">
            <text:p>Bulgarie</text:p>
          </table:table-cell>
        </table:table-row>
        <table:table-row table:style-name="ro1">
          <table:table-cell office:value-type="string">
            <text:p>Danemark</text:p>
          </table:table-cell>
          <table:table-cell office:value-type="string">
            <text:p>http://upload.wikimedia.org/wikipedia/fr/thumb/8/86/Football_Danemark_federation.svg/langfr-130px-Football_Danemark_federation.svg.png</text:p>
          </table:table-cell>
          <table:table-cell office:value-type="string">
            <text:p>Danemark</text:p>
          </table:table-cell>
        </table:table-row>
        <table:table-row table:style-name="ro2">
          <table:table-cell office:value-type="string">
            <text:p>Ecosse</text:p>
          </table:table-cell>
          <table:table-cell office:value-type="string">
            <text:p>http://upload.wikimedia.org/wikipedia/fr/thumb/5/50/Scotland_national_football_team_logo_2014.svg/langfr-130px-Scotland_national_football_team_logo_2014.svg.png</text:p>
          </table:table-cell>
          <table:table-cell office:value-type="string">
            <text:p>Ecosse</text:p>
          </table:table-cell>
        </table:table-row>
        <table:table-row table:style-name="ro1">
          <table:table-cell office:value-type="string">
            <text:p>Espagne</text:p>
          </table:table-cell>
          <table:table-cell office:value-type="string">
            <text:p>http://upload.wikimedia.org/wikipedia/fr/thumb/4/40/Escudo_Selecci%C3%B3n_Espa%C3%B1ola.png/130px-Escudo_Selecci%C3%B3n_Espa%C3%B1ola.png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Finlande</text:p>
          </table:table-cell>
          <table:table-cell office:value-type="string">
            <text:p>http://upload.wikimedia.org/wikipedia/fr/thumb/f/f2/Football_Finlande_maillot.svg/langfr-130px-Football_Finlande_maillot.svg.png</text:p>
          </table:table-cell>
          <table:table-cell office:value-type="string">
            <text:p>Finlande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http://upload.wikimedia.org/wikipedia/fr/thumb/6/67/Logo_F%C3%A9d%C3%A9ration_Fran%C3%A7aise_de_Football.svg/langfr-150px-Logo_F%C3%A9d%C3%A9ration_Fran%C3%A7aise_de_Football.svg.png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Grece</text:p>
          </table:table-cell>
          <table:table-cell office:value-type="string">
            <text:p>http://upload.wikimedia.org/wikipedia/fr/thumb/f/f7/Football_Gr%C3%A8ce_s%C3%A9lection.svg/langfr-130px-Football_Gr%C3%A8ce_s%C3%A9lection.svg.png</text:p>
          </table:table-cell>
          <table:table-cell office:value-type="string">
            <text:p>Grece</text:p>
          </table:table-cell>
        </table:table-row>
        <table:table-row table:style-name="ro1">
          <table:table-cell office:value-type="string">
            <text:p>Hongrie</text:p>
          </table:table-cell>
          <table:table-cell office:value-type="string">
            <text:p>http://upload.wikimedia.org/wikipedia/fr/thumb/6/69/Football_Hongrie_federation.svg/langfr-130px-Football_Hongrie_federation.svg.png</text:p>
          </table:table-cell>
          <table:table-cell office:value-type="string">
            <text:p>Hongrie</text:p>
          </table:table-cell>
        </table:table-row>
        <table:table-row table:style-name="ro1">
          <table:table-cell office:value-type="string">
            <text:p>Irlande</text:p>
          </table:table-cell>
          <table:table-cell office:value-type="string">
            <text:p>http://upload.wikimedia.org/wikipedia/fr/thumb/f/fe/Ireland_Football_Team_Badge.png/130px-Ireland_Football_Team_Badge.png</text:p>
          </table:table-cell>
          <table:table-cell office:value-type="string">
            <text:p>Irlande</text:p>
          </table:table-cell>
        </table:table-row>
        <table:table-row table:style-name="ro1">
          <table:table-cell office:value-type="string">
            <text:p>Irlande du Nord</text:p>
          </table:table-cell>
          <table:table-cell office:value-type="string">
            <text:p>http://upload.wikimedia.org/wikipedia/fr/thumb/b/b5/Football_Irlande_du_Nord_federation.svg/langfr-130px-Football_Irlande_du_Nord_federation.svg.png</text:p>
          </table:table-cell>
          <table:table-cell office:value-type="string">
            <text:p>Irlande du Nord</text:p>
          </table:table-cell>
        </table:table-row>
        <table:table-row table:style-name="ro1">
          <table:table-cell office:value-type="string">
            <text:p>Italie</text:p>
          </table:table-cell>
          <table:table-cell office:value-type="string">
            <text:p>http://upload.wikimedia.org/wikipedia/fr/thumb/4/4c/Italia.svg/langfr-130px-Italia.svg.png</text:p>
          </table:table-cell>
          <table:table-cell office:value-type="string">
            <text:p>Italie</text:p>
          </table:table-cell>
        </table:table-row>
        <table:table-row table:style-name="ro2">
          <table:table-cell office:value-type="string">
            <text:p>Norvege</text:p>
          </table:table-cell>
          <table:table-cell office:value-type="string">
            <text:p>http://upload.wikimedia.org/wikipedia/fr/thumb/8/85/Football_Norv%C3%A8ge_federation.svg/langfr-130px-Football_Norv%C3%A8ge_federation.svg.png</text:p>
          </table:table-cell>
          <table:table-cell office:value-type="string">
            <text:p>Norvege</text:p>
          </table:table-cell>
        </table:table-row>
        <table:table-row table:style-name="ro1">
          <table:table-cell office:value-type="string">
            <text:p>Pays-Bas</text:p>
          </table:table-cell>
          <table:table-cell office:value-type="string">
            <text:p>http://upload.wikimedia.org/wikipedia/fr/thumb/a/a3/Football_Pays-Bas_federation.svg/langfr-130px-Football_Pays-Bas_federation.svg.png</text:p>
          </table:table-cell>
          <table:table-cell office:value-type="string">
            <text:p>Pays-Bas</text:p>
          </table:table-cell>
        </table:table-row>
        <table:table-row table:style-name="ro1">
          <table:table-cell office:value-type="string">
            <text:p>Pays de Galles</text:p>
          </table:table-cell>
          <table:table-cell office:value-type="string">
            <text:p>http://upload.wikimedia.org/wikipedia/fr/thumb/3/3a/Football_Association_of_Wales_logo_2011.png/130px-Football_Association_of_Wales_logo_2011.png</text:p>
          </table:table-cell>
          <table:table-cell office:value-type="string">
            <text:p>Pays de Galles</text:p>
          </table:table-cell>
        </table:table-row>
        <table:table-row table:style-name="ro1">
          <table:table-cell office:value-type="string">
            <text:p>Pologne</text:p>
          </table:table-cell>
          <table:table-cell office:value-type="string">
            <text:p>http://upload.wikimedia.org/wikipedia/fr/thumb/6/62/Football_Pologne_maillot_%282011%29.png/130px-Football_Pologne_maillot_%282011%29.png</text:p>
          </table:table-cell>
          <table:table-cell office:value-type="string">
            <text:p>Pologne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http://upload.wikimedia.org/wikipedia/fr/thumb/6/65/Football_Portugal_federation.svg/langfr-130px-Football_Portugal_federation.svg.png</text:p>
          </table:table-cell>
          <table:table-cell office:value-type="string">
            <text:p>Portugal</text:p>
          </table:table-cell>
        </table:table-row>
        <table:table-row table:style-name="ro2">
          <table:table-cell office:value-type="string">
            <text:p>Republique tcheque</text:p>
          </table:table-cell>
          <table:table-cell office:value-type="string">
            <text:p>http://upload.wikimedia.org/wikipedia/fr/thumb/c/cc/Football_R%C3%A9publique_tch%C3%A8que_federation.svg/langfr-130px-Football_R%C3%A9publique_tch%C3%A8que_federation.svg.png</text:p>
          </table:table-cell>
          <table:table-cell office:value-type="string">
            <text:p>Republique tcheque</text:p>
          </table:table-cell>
        </table:table-row>
        <table:table-row table:style-name="ro1">
          <table:table-cell office:value-type="string">
            <text:p>Roumanie</text:p>
          </table:table-cell>
          <table:table-cell office:value-type="string">
            <text:p>http://upload.wikimedia.org/wikipedia/fr/thumb/d/d0/Football_Roumanie_federation.svg/langfr-130px-Football_Roumanie_federation.svg.png</text:p>
          </table:table-cell>
          <table:table-cell office:value-type="string">
            <text:p>Roumanie</text:p>
          </table:table-cell>
        </table:table-row>
        <table:table-row table:style-name="ro1">
          <table:table-cell office:value-type="string">
            <text:p>Russie</text:p>
          </table:table-cell>
          <table:table-cell office:value-type="string">
            <text:p>http://upload.wikimedia.org/wikipedia/fr/thumb/c/c2/2000px-Russian_Football_Union_Logo.svg.png/130px-2000px-Russian_Football_Union_Logo.svg.png</text:p>
          </table:table-cell>
          <table:table-cell office:value-type="string">
            <text:p>Russie</text:p>
          </table:table-cell>
        </table:table-row>
        <table:table-row table:style-name="ro2">
          <table:table-cell office:value-type="string">
            <text:p>Slovenie</text:p>
          </table:table-cell>
          <table:table-cell office:value-type="string">
            <text:p>http://upload.wikimedia.org/wikipedia/fr/thumb/1/17/Football_Slov%C3%A9nie_federation.svg/langfr-130px-Football_Slov%C3%A9nie_federation.svg.png</text:p>
          </table:table-cell>
          <table:table-cell office:value-type="string">
            <text:p>Slovenie</text:p>
          </table:table-cell>
        </table:table-row>
        <table:table-row table:style-name="ro1">
          <table:table-cell office:value-type="string">
            <text:p>Suisse</text:p>
          </table:table-cell>
          <table:table-cell office:value-type="string">
            <text:p>http://upload.wikimedia.org/wikipedia/fr/thumb/d/d9/Football_Suisse_federation.svg/langfr-130px-Football_Suisse_federation.svg.png</text:p>
          </table:table-cell>
          <table:table-cell office:value-type="string">
            <text:p>Suisse</text:p>
          </table:table-cell>
        </table:table-row>
        <table:table-row table:style-name="ro1">
          <table:table-cell office:value-type="string">
            <text:p>Turquie</text:p>
          </table:table-cell>
          <table:table-cell office:value-type="string">
            <text:p>http://upload.wikimedia.org/wikipedia/fr/thumb/0/0c/Tff.png/130px-Tff.png</text:p>
          </table:table-cell>
          <table:table-cell office:value-type="string">
            <text:p>Turquie</text:p>
          </table:table-cell>
        </table:table-row>
        <table:table-row table:style-name="ro2">
          <table:table-cell office:value-type="string">
            <text:p>Suede</text:p>
          </table:table-cell>
          <table:table-cell office:value-type="string">
            <text:p>http://upload.wikimedia.org/wikipedia/fr/thumb/0/05/Football_Su%C3%A8de_federation.svg/langfr-130px-Football_Su%C3%A8de_federation.svg.png</text:p>
          </table:table-cell>
          <table:table-cell office:value-type="string">
            <text:p>Sued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26/09/2014</text:date>, <text:time>22:1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21:47:35.44</meta:creation-date>
    <dc:date>2014-09-26T22:10:11.46</dc:date>
    <dc:creator>Max Boss</dc:creator>
    <meta:editing-duration>PT7M22S</meta:editing-duration>
    <meta:editing-cycles>1</meta:editing-cycles>
    <meta:document-statistic meta:table-count="3" meta:cell-count="144" meta:object-count="0"/>
    <meta:generator>OpenOffice.org/3.3$Win32 OpenOffice.org_project/330m20$Build-9567</meta:generator>
  </office:meta>
</office:document-meta>
</file>